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is is the “Jinbū village” that the
old 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Are you trave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
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
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
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
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
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
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nyway, how can I help you young'uns?”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“ＩＴＥＭ”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
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
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
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
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 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 office:value-type="string">
            <text:p>Knight Commander Gaora
"Good, you've come. We have been waiting
for you."</text:p>
          </table:table-cell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situ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"As before, we have not confirmed the
whereabouts of my siste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We have no information to go on, other than
the fact that she headed for the back of the
forest, alone..."</text:p>
          </table:table-cell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d better get a move 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"It would please me greatly if you woul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"However, it will not be so simple. Jakla Forest
is full of a certain something to be wary of."</text:p>
          </table:table-cell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thing to be wary of...?</text:p>
          </table:table-cell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would be the "Jaklas",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"Mm, precisel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"The Spirit Queen is as wise as the legends
foretold."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just so happened to know that little
tidbit of trivia...!</text:p>
          </table:table-cell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hat are these Jakla thingies? Monster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 office:value-type="string">
            <text:p>Knight Commander Gaora
"No. A Jakla is a species of plant that grows
throughout the fores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"They are not particularly harmful, but they
sprout enormous fruits which resemble
lanterns, and that often get in the way."</text:p>
          </table:table-cell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e'll just have to cut our way through,
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Essentially, but the problem lies with how
they can be destroyed."</text:p>
          </table:table-cell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that toug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They are not sturdy plants by natur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However, the magic that has recently
pervaded throughout the world has made
them extremely resilient."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o...?</text:p>
          </table:table-cell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related to the "manaphylactic reaction"
we discussed by the oasis.</text:p>
          </table:table-cell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 office:value-type="string">
            <text:p>Jakla plants are highly sensitive to magic, and
react very easily to its effects.</text:p>
          </table:table-cell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 office:value-type="string">
            <text:p>They have become very resistant and fertile
due to magical interference.</text:p>
          </table:table-cell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... if they're what's blockin' the path
through the forest, then there's no way we
can get thr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However, there is one way to weed out
the plants."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Mm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Ahh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Well, you see..."</text:p>
          </table:table-cell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??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t is difficult to say, but, one must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Apply your... the wastewater of a Heavenly
Maiden..."</text:p>
          </table:table-cell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... Wastewater, as in...</text:p>
          </table:table-cell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 office:value-type="string">
            <text:p>Pee, right...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ﾟДﾟ;) ...
(; ﾟ Дﾟ) ... /////</text:p>
          </table:table-cell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I see.</text:p>
          </table:table-cell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 office:value-type="string">
            <text:p>The target, which has been polluted by magic,
can only be neutralized with Seraphia.</text:p>
          </table:table-cell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 office:value-type="string">
            <text:p>If a fluid containing that power permeates
into the roots of the Jakla plant, it will counter
the manaphylactic effec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That is exactly righ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 office:value-type="string">
            <text:p>Knight Commander Gaora
"W-Wait! That is not to say that this was
my plan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This plan was the result of much deliberation
by learned priests of the church, and scholars
knowledgeable about magical contamination..."</text:p>
          </table:table-cell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 is exactly as the Knight Commander
says... there is no other way to eliminate
the Jakla plants...</text:p>
          </table:table-cell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 an embarrassing scientific
breakthrough...</text:p>
          </table:table-cell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gainst the clock, here.</text:p>
          </table:table-cell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 office:value-type="string">
            <text:p>It's not as though I don't understand your
bashfulness, but this is the only option and
we have to take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Those are the circumstance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"There are no others among us who possess
the power of Seraphia. I am extremely sorry
to ask this of you, but please help us."</text:p>
          </table:table-cell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... welp, if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sh!</text:p>
          </table:table-cell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time to wast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 office:value-type="string">
            <text:p>Knight Commander Gaora
"I had my soldiers bring you something to
make the operation run smoothl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"You may find them to be indecent, but please
accept them."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not to first speak with the Knight
Commander, but to see what the soldier
standing next to him had to say?</text:p>
          </table:table-cell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 office:value-type="string">
            <text:p>The soldier who went missing was none other
than the Knight Commander's sister.</text:p>
          </table:table-cell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 office:value-type="string">
            <text:p>I'd like to rescue her, no matter what...!</text:p>
          </table:table-cell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 office:value-type="string">
            <text:p>Throw off your shame! For the Knight
Commander's sister!</text:p>
          </table:table-cell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 office:value-type="string">
            <text:p>You ladies have got it rough... you have my
highest sympathie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3:23:06+01:00</meta:creation-date>
    <dc:date>2020-02-01T13:23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